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3.865cm"/>
    </style:style>
    <style:style style:name="co7" style:family="table-column">
      <style:table-column-properties fo:break-before="auto" style:column-width="3.646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cfe7f5"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mst_user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user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User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ser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ser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mai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E-Mail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assword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roup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uthority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ast_login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ast Login Tim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login_hash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ogin Hash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rofile_fields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rofile informati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trn_po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7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trn_post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Transaction Post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st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_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ID or user who posted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st_titl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ost Titl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ost_message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ost Messag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updated_at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mst_category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8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category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Category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ategory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ategory_nam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tegory_slug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Description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ategory_descriptio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tegory Descripti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ategory_parent_id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Update dat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2018/02/11</text:date>, <text:time>14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0:57:31.899931000</meta:creation-date>
    <dc:date>2018-02-11T14:49:08</dc:date>
    <meta:editing-duration>PT12H21M50S</meta:editing-duration>
    <meta:editing-cycles>33</meta:editing-cycles>
    <meta:generator>OpenOffice.org/3.4.1$Unix OpenOffice.org_project/341m1$Build-9593</meta:generator>
    <meta:document-statistic meta:table-count="3" meta:cell-count="193" meta:object-count="0"/>
    <meta:user-defined meta:name=""/>
  </office:meta>
</office:document-meta>
</file>